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Text_20_body">
      <style:paragraph-properties fo:margin-top="0cm" fo:margin-bottom="0cm"/>
    </style:style>
    <style:style style:name="P3" style:family="paragraph" style:parent-style-name="Text_20_body">
      <style:paragraph-properties fo:margin-top="0cm" fo:margin-bottom="0cm"/>
      <style:text-properties fo:font-weight="bold"/>
    </style:style>
    <style:style style:name="P4" style:family="paragraph" style:parent-style-name="Text_20_body">
      <style:paragraph-properties fo:margin-top="0cm" fo:margin-bottom="0cm"/>
      <style:text-properties fo:background-color="#ffff00"/>
    </style:style>
    <style:style style:name="T1" style:family="text">
      <style:text-properties fo:font-weight="bold"/>
    </style:style>
    <style:style style:name="T2" style:family="text">
      <style:text-properties fo:font-weight="bold" fo:background-color="#ffff00"/>
    </style:style>
    <style:style style:name="T3"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Question 1</text:h>
      <text:p text:style-name="P2"><text:span text:style-name="T1">Which activity demonstrates that </text:span><text:span text:style-name="T2">people complete tasks primarily for monetary benefits</text:span><text:span text:style-name="T1">?</text:span> </text:p>
      <text:p text:style-name="P2">Making their own beds </text:p>
      <text:p text:style-name="P2">Climbing mountains for sport </text:p>
      <text:p text:style-name="P2">Owning pet parakeets </text:p>
      <text:p text:style-name="P1">People do not necessarily complete tasks primarily for monetary benefits. </text:p>
      <text:h text:style-name="Heading_20_3" text:outline-level="3">Question 2</text:h>
      <text:p text:style-name="P2"><text:span text:style-name="T1">What did the e</text:span><text:span text:style-name="T2">xperiment with Bionicles measure?</text:span><text:span text:style-name="T3"> </text:span></text:p>
      <text:p text:style-name="P4">How demotivated people can become when their creations are deconstructed right before their eyes </text:p>
      <text:p text:style-name="P2">How much the Sisyphean condition would make people love building Legos </text:p>
      <text:p text:style-name="P2">How we should look to Greek mythology for hints about how to go about our lives </text:p>
      <text:p text:style-name="Text_20_body">How a sense of meaninglessness can increase productivity but not motivation </text:p>
      <text:h text:style-name="Heading_20_3" text:outline-level="3">Question 3</text:h>
      <text:p text:style-name="P2"><text:span text:style-name="T1">Imagine you’re an employer. Some of your employees have done work that your company has decided to not use. Would </text:span><text:span text:style-name="T2">acknowledging their unused work</text:span><text:span text:style-name="T1"> be important for their willingness to do future work?</text:span> </text:p>
      <text:p text:style-name="P2">Yes, if emphasis were placed on the outcome rather than the process of their work </text:p>
      <text:p text:style-name="P2">Yes, if you also gave them a bonus for their work under high-stakes conditions </text:p>
      <text:p text:style-name="P2">Not unless you were trying to encourage your employees to go on strike </text:p>
      <text:p text:style-name="P1">Yes, if you wanted them to be motivated in future projects </text:p>
      <text:h text:style-name="Heading_20_3" text:outline-level="3">Question 4</text:h>
      <text:p text:style-name="P2"><text:span text:style-name="T1">Which of the following demonstrates the IKEA effect?</text:span> </text:p>
      <text:p text:style-name="P2">You value things that remind you of your own childhood. </text:p>
      <text:p text:style-name="P2">You think your painting ought to cost $3000, and other people also think it ought to cost $3000. </text:p>
      <text:p text:style-name="P4">Handmade goods on Etsy seem to cost a ridiculous amount of money—much more than labor, materials, and reasonable profits would account for. </text:p>
      <text:p text:style-name="Text_20_body">You hate the way your grandmother makes lasagna. </text:p>
      <text:h text:style-name="Heading_20_3" text:outline-level="3">Question 5</text:h>
      <text:p text:style-name="P2"><text:span text:style-name="T1">What does the IKEA effect show?</text:span> </text:p>
      <text:p text:style-name="P2">We realize that we overvalue our creations and account for the fact that others may not like them as much as we do. </text:p>
      <text:p text:style-name="P2">You need to see furniture displayed in a room before you can decide whether to purchase it. </text:p>
      <text:p text:style-name="P2">With a little instruction, amateurs can be as good at making origami cranes and frogs as origami experts. </text:p>
      <text:p text:style-name="Text_20_body"><text:span text:style-name="T3">You feel a special affection for what you’ve invested effort into.</text:span> </text:p>
      <text:h text:style-name="Heading_20_3" text:outline-level="3">Question 6</text:h>
      <text:p text:style-name="P2"><text:span text:style-name="T1">How could </text:span><text:span text:style-name="T2">clothing retailers take advantage of the IKEA effect</text:span><text:span text:style-name="T1">?</text:span> </text:p>
      <text:p text:style-name="P2">They could maintain a 1:2 sales associate to customer ratio. </text:p>
      <text:p text:style-name="P2">They could make it as automatic and easy as possible for shoppers to find the perfect item. </text:p>
      <text:p text:style-name="P4">They could offer pre-cut fabric and sewing patterns and have customers sew their own clothes. </text:p>
      <text:p text:style-name="Text_20_body">They could put two similar items next to each other, so that you would choose the more attractive <text:soft-page-break/>version. </text:p>
      <text:h text:style-name="Heading_20_3" text:outline-level="3">Question 7</text:h>
      <text:p text:style-name="P3">How does the <text:span text:style-name="T3">Toothbrush Theory</text:span> illustrate the IKEA effect? </text:p>
      <text:p text:style-name="P2">IKEA sells toothbrushes. </text:p>
      <text:p text:style-name="P2">Just as we all need theories, we all need toothbrushes, and people don’t mind sharing. </text:p>
      <text:p text:style-name="P2">Toothbrushes carry germs, just like theories. </text:p>
      <text:p text:style-name="P1">We overvalue ideas as well as physical products that we have created. We are not interested in borrowing other people’s ideas, because we prefer our own. </text:p>
      <text:h text:style-name="Heading_20_3" text:outline-level="3">Question 8</text:h>
      <text:p text:style-name="P2"><text:span text:style-name="T1">Pick the pair that includes a </text:span><text:span text:style-name="T2">benefit and a drawback of the IKEA effect</text:span><text:span text:style-name="T1">.</text:span> </text:p>
      <text:p text:style-name="P2">Falling in love with your own project can stymie your academic career, but also leads you to be more cooperative. </text:p>
      <text:p text:style-name="P2">Falling in love with your own project makes you more creative, but it also makes you too open-minded. </text:p>
      <text:p text:style-name="P2">Falling in love with your own project gives you an air of authority, but it also leads to less creativity. </text:p>
      <text:p text:style-name="P1">Falling in love with your own project makes you work much harder, but it can also make you discount better ideas or projects that you didn’t come up with. </text:p>
      <text:h text:style-name="Heading_20_3" text:outline-level="3">Question 9</text:h>
      <text:p text:style-name="P2"><text:span text:style-name="T1">How does </text:span><text:span text:style-name="T2">Zappos use cognitive dissonance </text:span><text:span text:style-name="T1">to make their staff more motivated?</text:span> </text:p>
      <text:p text:style-name="P2">By offering staff a significant sum of money to turn down the job offer, Zappos helps the staff it hires think of their hourly work in terms of that sum. </text:p>
      <text:p text:style-name="P4">Zappos pays people to turn down their job offer so that applicants who take the job will believe that they must really love the job, since they were willing to turn down so much money to get it. </text:p>
      <text:p text:style-name="P2">Zappos offers equity in addition to a salary so that its employees feel like they are a part of the company family and are more connected to its success. </text:p>
      <text:p text:style-name="Text_20_body">Zappos pays people to turn down their job offer so that they can show off the tremendous amount of wealth that the business has acquired through shoe delivery. </text:p>
      <text:h text:style-name="Heading_20_3" text:outline-level="3">Question 10</text:h>
      <text:p text:style-name="P2"><text:span text:style-name="T1">What is the </text:span><text:span text:style-name="T2">relationship between monetary bonuses and performance</text:span><text:span text:style-name="T1">?</text:span> </text:p>
      <text:p text:style-name="P4">There is an inverted U-shaped relationship, where performance increases to a certain point but decreases when the stakes become too high. </text:p>
      <text:p text:style-name="P2">As monetary bonuses increase, people are much more likely to get involved in community acting programs. </text:p>
      <text:p text:style-name="P2">Performance rises steadily as the stakes rise, and then it rises much more slowly when the stakes become too high. </text:p>
      <text:p text:style-name="Text_20_body">Performance decreases steadily as the stakes rise. </text:p>
      <text:h text:style-name="Heading_20_3" text:outline-level="3">Question 11</text:h>
      <text:p text:style-name="P2"><text:span text:style-name="T2">Do big bonuses help wh</text:span><text:span text:style-name="T1">ite collar workers reach their potential?</text:span> </text:p>
      <text:p text:style-name="P2">Sometimes. Big bonuses only help people reach their potential if they are aware that they’ll receive a bonus and how much it will be. </text:p>
      <text:p text:style-name="P2">Some incentives help, but very high stakes for mental or non-mechanical tasks seem to make people choke. </text:p>
      <text:p text:style-name="P2"><text:soft-page-break/>Sometimes. Inexperienced workers tend to choke when the stakes are high, but others thrive with the pressure. </text:p>
      <text:p text:style-name="Text_20_body">Yes, but only if the bonus is paid in cash. </text:p>
      <text:h text:style-name="Heading_20_3" text:outline-level="3">Question 12</text:h>
      <text:p text:style-name="P2"><text:span text:style-name="T1">When would you want to </text:span><text:span text:style-name="T2">motivate people with big bonuses</text:span><text:span text:style-name="T1">?</text:span> </text:p>
      <text:p text:style-name="P2">When they’re working on something very delicate. </text:p>
      <text:p text:style-name="P2">When the task requires critical thinking and creativity. </text:p>
      <text:p text:style-name="P2">When they’re doing something that has big implications for society. </text:p>
      <text:p text:style-name="Text_20_body">When you want them to perform well at a mechanical task. </text:p>
      <text:h text:style-name="Heading_20_3" text:outline-level="3">Question 13</text:h>
      <text:p text:style-name="P2"><text:span text:style-name="T1">What do </text:span><text:span text:style-name="T2">Karl Marx and Adam Smith</text:span><text:span text:style-name="T1">’s theories have to do with motivation and work?</text:span> </text:p>
      <text:p text:style-name="P2">They deal with social obligations: supporting the revolution versus the greatest good for the most people. </text:p>
      <text:p text:style-name="P2">They provide contrasting views on whether good or evil is the root of human motivation. </text:p>
      <text:p text:style-name="P4">They provide contrasting ideas about which aspect of the workplace is more important: efficiency or meaning. </text:p>
      <text:p text:style-name="Text_20_body">They deal with what music to play in the workplace: ska versus soft jazz. </text:p>
      <text:h text:style-name="Heading_20_3" text:outline-level="3">Question 14</text:h>
      <text:p text:style-name="P2"><text:span text:style-name="T1">Which of the following describes the results of the </text:span><text:span text:style-name="T2">experiment with building Bionicles</text:span><text:span text:style-name="T1">?</text:span> </text:p>
      <text:p text:style-name="P2">Only participants in the Sisyphean condition built more Bionicles if they already loved Legos; this relationship did not hold in the Meaningful condition. </text:p>
      <text:p text:style-name="P2">In both conditions, a greater love of Legos led to building more Bionicles. </text:p>
      <text:p text:style-name="P2">The difference between the number of Bionicles that people were willing to build in the Meaningful condition and the number they were willing to build in the Sisyphean condition was about one Bionicle. </text:p>
      <text:p text:style-name="P1">Participants in the Sisyphean condition stopped building Bionicles before those in the Meaningful condition. </text:p>
      <text:h text:style-name="Heading_20_3" text:outline-level="3">Question 15</text:h>
      <text:p text:style-name="P2"><text:span text:style-name="T1">What happened in the experiment where participants were </text:span><text:span text:style-name="T2">paid to find pairs of letters </text:span><text:span text:style-name="T1">on sheets of paper?</text:span> </text:p>
      <text:p text:style-name="P4">Participants in the Shredder condition behaved almost exactly like those in the Ignored condition. </text:p>
      <text:p text:style-name="P2">Participants in the Ignored condition behaved almost exactly like those in the Acknowledged condition. </text:p>
      <text:p text:style-name="P2">Participants stopped working at about 15 cents per page in the Shredder condition, at about 20 cents per page in the Acknowledged condition, and at about 5 cents per page in the Ignored condition. </text:p>
      <text:p text:style-name="P2">Performance suffered because participants were overwhelmed by the letter pair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6T15:19:15.72</meta:creation-date>
    <meta:generator>OpenOffice.org/3.4$Win32 OpenOffice.org_project/340m1$Build-9590</meta:generator>
    <dc:date>2013-04-16T17:54:34.21</dc:date>
    <meta:editing-duration>PT2H35M16S</meta:editing-duration>
    <meta:editing-cycles>6</meta:editing-cycles>
    <meta:document-statistic meta:table-count="0" meta:image-count="0" meta:object-count="0" meta:page-count="3" meta:paragraph-count="90" meta:word-count="1175" meta:character-count="7035"/>
  </office:meta>
</office:document-meta>
</file>